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Standard" style:list-style-name="L1">
      <style:text-properties style:font-name="Arial1"/>
    </style:style>
    <style:style style:name="P12" style:family="paragraph" style:parent-style-name="Standard">
      <style:paragraph-properties fo:line-height="150%"/>
      <style:text-properties style:font-name="Arial1"/>
    </style:style>
    <style:style style:name="P13" style:family="paragraph" style:parent-style-name="Standard">
      <style:paragraph-properties fo:line-height="150%"/>
    </style:style>
    <style:style style:name="P14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15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6" style:family="paragraph" style:parent-style-name="Normal" style:list-style-name="L2">
      <style:paragraph-properties fo:line-height="150%" fo:text-align="start" style:justify-single-word="false"/>
    </style:style>
    <style:style style:name="P17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style:use-window-font-color="true" fo:font-size="12pt" fo:font-style="normal" style:font-size-asian="12pt" style:font-style-asian="normal" style:font-name-complex="Arial1" style:font-size-complex="12pt"/>
    </style:style>
    <style:style style:name="T5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language="da" fo:country="DK" fo:background-color="transparent"/>
    </style:style>
    <style:style style:name="T8" style:family="text">
      <style:text-properties fo:language="da" fo:country="DK" fo:background-color="transparent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2.1 </text:span><text:bookmark-start text:name="_Toc253130914"/><text:bookmark-start text:name="_Toc253130836"/><text:bookmark-start text:name="_Toc253128840"/><text:span text:style-name="T3">Use Case 12: </text:span><text:bookmark-end text:name="_Toc253130914"/><text:bookmark-end text:name="_Toc253130836"/><text:bookmark-end text:name="_Toc253128840"/><text:span text:style-name="T3">Se robot/simulator position.</text:span></text:h>
      <text:p text:style-name="P1"><text:bookmark-start text:name="_Toc253128841"/><text:span text:style-name="T6">Test case: </text:span><text:bookmark-end text:name="_Toc253128841"/><text:span text:style-name="T6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Styresystemet er oppe at køre, og computeren er forbundet med SCORBOT systemet.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startes enten manuel- eller automatisk styring, hvorefter teknikeren kan se robottens/simulatorens position.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20196141" text:style-name="L1">
              <text:list-item>
                <text:p text:style-name="P11"/>
              </text:list-item>
            </text:list>
          </table:table-cell>
          <table:table-cell table:style-name="Tabel13.A1" office:value-type="string">
            <text:p text:style-name="P12">Teknikeren interagerer med brugergrænsefladen.</text:p>
          </table:table-cell>
          <table:table-cell table:style-name="Tabel13.A1" office:value-type="string">
            <text:p text:style-name="P12">En dialog vil åbne op, hvor der vises muligheder for manuel- styring eller automatisk styring.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20287204" text:continue-numbering="true" text:style-name="L1">
              <text:list-item>
                <text:p text:style-name="P11"/>
              </text:list-item>
            </text:list>
          </table:table-cell>
          <table:table-cell table:style-name="Tabel13.A3" office:value-type="string">
            <text:p text:style-name="P12">Teknikeren vælger styringstype og kører robotten/simulatoren.</text:p>
          </table:table-cell>
          <table:table-cell table:style-name="Tabel13.A3" office:value-type="string">
            <text:p text:style-name="P13"><text:span text:style-name="Standardskrifttype_20_i_20_afsnit"><text:span text:style-name="T2">Robotten vil bevæge sig alt efter brugerens input, hvorefter positionen vises i brugergrænsefladen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6">Test case: </text:span><text:bookmark-end text:name="_Toc2531288411"/><text:span text:style-name="T6">Afvigelses forløb 2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  <text:p text:style-name="P1"/>
          </table:table-cell>
          <table:table-cell table:style-name="Tabel1.A1" office:value-type="string">
            <text:p text:style-name="P1">Styresystemet er oppe at køre, og computeren er forbundet med SCORBOT systemet.<text:line-break/>(Strømmen for USB-Controlleren er ikke tændt)</text:p>
            <text:p text:style-name="P1"/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Problemer med at forbinde til SCORBOTTEN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20188879" text:style-name="L2">
              <text:list-item>
                <text:p text:style-name="P16"/>
              </text:list-item>
            </text:list>
          </table:table-cell>
          <table:table-cell table:style-name="Tabel2.A1" office:value-type="string">
            <text:p text:style-name="P4">Brugeren interagerer med brugergrænsefladen.</text:p>
          </table:table-cell>
          <table:table-cell table:style-name="Tabel2.A1" office:value-type="string">
            <text:p text:style-name="P4">En dialog vil åbne op, hvor der vises muligheder for manuel styring efterfulgt af en fejlpopup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20274714" text:continue-numbering="true" text:style-name="L2">
              <text:list-item>
                <text:p text:style-name="P15"/>
              </text:list-item>
            </text:list>
          </table:table-cell>
          <table:table-cell table:style-name="Tabel2.A3" office:value-type="string">
            <text:p text:style-name="P5">Brugeren 'accepterer' fejlpopuppen og vil blive taget tilbage til main programmet.</text:p>
          </table:table-cell>
          <table:table-cell table:style-name="Tabel2.A3" office:value-type="string">
            <text:p text:style-name="P6"><text:span text:style-name="Standardskrifttype_20_i_20_afsnit"><text:span text:style-name="T2">Brugeren ser main programmet for styresystemet.</text:span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1.905cm" text:min-label-width="0.635cm"/>
      </text:list-level-style-number>
      <text:list-level-style-number text:level="3" text:style-name="Zeichenformat" style:num-suffix="." style:num-format="i">
        <style:list-level-properties text:min-label-width="3.81cm" fo:text-align="end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5.715cm" text:min-label-width="0.635cm"/>
      </text:list-level-style-number>
      <text:list-level-style-number text:level="6" text:style-name="Zeichenformat" style:num-suffix="." style:num-format="i">
        <style:list-level-properties text:min-label-width="7.62cm" fo:text-align="end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9.525cm" text:min-label-width="0.635cm"/>
      </text:list-level-style-number>
      <text:list-level-style-number text:level="9" text:style-name="Zeichenformat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05T00:13:52.08</dc:date>
    <meta:editing-duration>PT2H17M13S</meta:editing-duration>
    <meta:editing-cycles>21</meta:editing-cycles>
    <meta:generator>LibreOffice/3.5$Windows_x86 LibreOffice_project/dc9775d-05ecbee-0851ad3-1586698-727bf66</meta:generator>
    <meta:document-statistic meta:table-count="4" meta:image-count="0" meta:object-count="0" meta:page-count="2" meta:paragraph-count="29" meta:word-count="155" meta:character-count="1175" meta:non-whitespace-character-count="1047"/>
  </office:meta>
</office:document-meta>
</file>